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E2B743CF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solid" svg:stroke-width="0cm" svg:stroke-color="#cccccc" draw:marker-start-width="0.05cm" draw:marker-end-width="0.0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1.9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45cm" fo:min-width="0.1cm"/>
    </style:style>
    <style:style style:name="gr7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creenshot-template">
        <draw:frame draw:style-name="gr1" draw:text-style-name="P1" draw:layer="layout" svg:width="27.092cm" svg:height="20.319cm" svg:x="0.454cm" svg:y="0.341cm">
          <draw:image xlink:href="Pictures/100002010000040000000300E2B743CF.png" xlink:type="simple" xlink:show="embed" xlink:actuate="onLoad">
            <text:p/>
          </draw:image>
        </draw:frame>
        <draw:custom-shape draw:style-name="gr2" draw:text-style-name="P1" xml:id="id1" draw:id="id1" draw:layer="controls" svg:width="2.4cm" svg:height="0.7cm" svg:x="6.5cm" svg:y="15.593cm">
          <text:p/>
          <draw:enhanced-geometry svg:viewBox="0 0 21600 21600" draw:type="rectangle" draw:enhanced-path="M 0 0 L 21600 0 21600 21600 0 21600 0 0 Z N"/>
        </draw:custom-shape>
        <draw:frame draw:style-name="gr3" xml:id="id2" draw:id="id2" draw:layer="controls" svg:width="9.392cm" svg:height="0.886cm" svg:x="13.6cm" svg:y="15.5cm">
          <draw:text-box>
            <text:p>❶コピーする範囲を選択します</text:p>
          </draw:text-box>
        </draw:frame>
        <draw:connector draw:style-name="gr4" draw:text-style-name="P1" draw:layer="controls" draw:type="line" svg:x1="8.9cm" svg:y1="15.943cm" svg:x2="13.6cm" svg:y2="15.943cm" draw:start-shape="id1" draw:start-glue-point="1" draw:end-shape="id2" svg:d="M8900 15943h4700" svg:viewBox="0 0 4701 1">
          <text:p/>
        </draw:connector>
        <draw:frame draw:style-name="gr5" xml:id="id3" draw:id="id3" draw:layer="controls" svg:width="10.518cm" svg:height="1.013cm" svg:x="11.114cm" svg:y="4.656cm">
          <draw:text-box>
            <text:p>❷[コピー]ボタンをクリックします</text:p>
          </draw:text-box>
        </draw:frame>
        <draw:custom-shape draw:style-name="gr6" draw:text-style-name="P1" xml:id="id4" draw:id="id4" draw:layer="controls" svg:width="0.6cm" svg:height="0.7cm" svg:x="9.5cm" svg:y="1.6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controls" svg:x1="11.114cm" svg:y1="5.162cm" svg:x2="9.8cm" svg:y2="2.3cm" draw:start-shape="id3" draw:start-glue-point="3" draw:end-shape="id4" draw:end-glue-point="2" svg:d="M11114 5162h-1314v-2862" svg:viewBox="0 0 1315 28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ato Black2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ff3333" draw:marker-start="Arrow" draw:marker-start-width="0.7cm" draw:marker-start-center="true" draw:marker-end-width="0.3cm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3333" draw:fill="none" draw:fill-gradient-name="Gradient_20_2" draw:fill-hatch-name="Hatching_20_9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creenshot-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3T09:38:04.866939031</meta:creation-date>
    <meta:editing-duration>PT5M13S</meta:editing-duration>
    <meta:editing-cycles>2</meta:editing-cycles>
    <meta:generator>LibreOffice/4.3.3.2$Linux_X86_64 LibreOffice_project/430m0$Build-2</meta:generator>
    <dc:title>screenshot-template</dc:title>
    <meta:initial-creator>NOGATA Jun</meta:initial-creator>
    <dc:date>2014-11-23T09:43:15.150940679</dc:date>
    <dc:creator>NOGATA Jun</dc:creator>
    <meta:document-statistic meta:object-count="7"/>
    <meta:template xlink:type="simple" xlink:actuate="onRequest" xlink:title="screenshot-template" xlink:href="../../../../.config/libreoffice/4/user/template/screenshot-template.otg" meta:date="2014-11-23T09:38:02.896430278"/>
  </office:meta>
</office:document-meta>
</file>